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5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ules of C# Syntax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Identifiers-Writelin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o-whil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Arrays-Advanced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5:12Z</meta:creation-date>
    <dc:date>2021-08-11T00:45:12Z</dc:date>
    <meta:user-defined meta:name="date" meta:value-type="string">August  10, 2021 (08:45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